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ockRestResponseCreators.withServiceUnavail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RestResponseCreators.withUnauthorizedRequ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RestResponseCreators.withForbiddenRequ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RestResponseCreators.withAccep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RestResponseCreators.withRequestConfli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RestResponseCreators.withSuccess( String body , @ Nullable MediaType contentTyp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ockRestResponseCreators.withRawStatus( int statu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RestResponseCreators.withGatewayTimeou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RestResponseCreators.withResourceNotFoun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RestResponseCreators.withSucce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RestResponseCreators.withCreatedEntity( URI loc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RestResponseCreators.withTooManyRequests( int retryAf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ockRestResponseCreators.withNoCont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RestResponseCreators.withBadRequ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RestResponseCreators.withSuccess( byte [ ] body , @ Nullable MediaType contentTyp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ockRestResponseCreators.withSuccess( Resource body , @ Nullable MediaType contentTyp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ockRestResponseCreators.withTooManyReques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RestResponseCreators.withBadGatewa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RestResponseCreators.withException( IOException 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ockRestResponseCreators.withStatus( HttpStatusCode statu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RestResponseCreators.withServerErr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